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96000000C864FA15D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6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_20__28_var_29_" draw:fill-color="#ffffff" draw:opacity="100%" draw:textarea-horizontal-align="center" draw:textarea-vertical-align="middle" draw:shadow-opacity="100%"/>
    </style:style>
    <style:style style:name="gr9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74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12.3cm">
          <text:p/>
        </draw:line>
        <draw:rect draw:style-name="gr2" draw:text-style-name="P1" draw:layer="layout" svg:width="47.9cm" svg:height="41cm" svg:x="2cm" svg:y="0.5cm">
          <text:p/>
        </draw:rect>
        <draw:rect draw:style-name="gr3" draw:text-style-name="P1" draw:layer="layout" svg:width="9cm" svg:height="41cm" svg:x="49.9cm" svg:y="0.5cm">
          <text:p/>
        </draw:rect>
        <draw:g>
          <draw:line draw:style-name="gr1" draw:text-style-name="P1" draw:layer="layout" svg:x1="49.9cm" svg:y1="26cm" svg:x2="58.9cm" svg:y2="26cm">
            <text:p/>
          </draw:line>
          <draw:line draw:style-name="gr1" draw:text-style-name="P1" draw:layer="layout" svg:x1="49.9cm" svg:y1="37.7cm" svg:x2="58.9cm" svg:y2="37.7cm">
            <text:p/>
          </draw:line>
          <draw:line draw:style-name="gr1" draw:text-style-name="P1" draw:layer="layout" svg:x1="49.9cm" svg:y1="40cm" svg:x2="58.9cm" svg:y2="40cm">
            <text:p/>
          </draw:line>
          <draw:line draw:style-name="gr1" draw:text-style-name="P1" draw:layer="layout" svg:x1="49.9cm" svg:y1="37cm" svg:x2="58.9cm" svg:y2="37cm">
            <text:p/>
          </draw:line>
          <draw:frame draw:style-name="gr4" draw:text-style-name="P2" draw:layer="layout" svg:width="1.7cm" svg:height="0.526cm" svg:x="49.8cm" svg:y="37cm">
            <draw:text-box>
              <text:p><text:span text:style-name="T1">Scale:</text:span></text:p>
            </draw:text-box>
          </draw:frame>
          <draw:line draw:style-name="gr1" draw:text-style-name="P1" draw:layer="layout" svg:x1="54.45cm" svg:y1="37cm" svg:x2="54.45cm" svg:y2="37.7cm">
            <text:p/>
          </draw:line>
          <draw:frame draw:style-name="gr5" draw:text-style-name="P2" draw:layer="layout" svg:width="1.086cm" svg:height="0.526cm" svg:x="54.455cm" svg:y="37cm">
            <draw:text-box>
              <text:p><text:span text:style-name="T1">Date:</text:span></text:p>
            </draw:text-box>
          </draw:frame>
          <draw:line draw:style-name="gr1" draw:text-style-name="P1" draw:layer="layout" svg:x1="49.9cm" svg:y1="35cm" svg:x2="58.9cm" svg:y2="35cm">
            <text:p/>
          </draw:line>
          <draw:line draw:style-name="gr1" draw:text-style-name="P1" draw:layer="layout" svg:x1="51.9cm" svg:y1="35cm" svg:x2="51.9cm" svg:y2="37cm">
            <text:p/>
          </draw:line>
          <draw:rect draw:style-name="gr6" draw:text-style-name="P1" draw:layer="layout" svg:width="8.6cm" svg:height="8.6cm" svg:x="50.1cm" svg:y="26.2cm">
            <text:p/>
          </draw:rect>
          <draw:frame draw:style-name="gr7" draw:text-style-name="P1" draw:layer="layout" svg:width="5.64cm" svg:height="1.58cm" svg:x="77.139cm" svg:y="52.499cm">
            <draw:image xlink:href="Pictures/1000000000000296000000C864FA15D2.png" xlink:type="simple" xlink:show="embed" xlink:actuate="onLoad">
              <text:p/>
            </draw:image>
          </draw:frame>
        </draw:g>
        <draw:rect draw:style-name="gr8" draw:text-style-name="P1" draw:layer="layout" svg:width="46.9cm" svg:height="40cm" svg:x="2.5cm" svg:y="1cm">
          <text:p/>
        </draw:rect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40.2cm" svg:y1="0cm" svg:x2="40.2cm" svg:y2="0.5cm">
          <text:p/>
        </draw:line>
        <draw:line draw:style-name="gr1" draw:text-style-name="P1" draw:layer="layout" svg:x1="40.2cm" svg:y1="41.5cm" svg:x2="40.2cm" svg:y2="42cm">
          <text:p/>
        </draw:line>
        <draw:line draw:style-name="gr1" draw:text-style-name="P1" draw:layer="layout" svg:x1="21cm" svg:y1="41.5cm" svg:x2="21cm" svg:y2="42cm">
          <text:p/>
        </draw:line>
        <draw:line draw:style-name="gr1" draw:text-style-name="P1" draw:layer="layout" svg:x1="58.9cm" svg:y1="12.3cm" svg:x2="59.4cm" svg:y2="12.3cm">
          <text:p/>
        </draw:line>
        <draw:line draw:style-name="gr1" draw:text-style-name="P1" draw:layer="layout" svg:x1="0cm" svg:y1="12.3cm" svg:x2="2cm" svg:y2="12.3cm">
          <text:p/>
        </draw:line>
        <draw:custom-shape draw:name="map" draw:style-name="gr9" draw:text-style-name="P1" draw:layer="printed_elements" svg:width="46.9cm" svg:height="40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4" draw:text-style-name="P3" draw:layer="printed_elements" svg:width="9.199cm" svg:height="0.645cm" svg:x="49.801cm" svg:y="38.5cm">
          <draw:text-box>
            <text:p><text:span text:style-name="T2">comment1</text:span></text:p>
          </draw:text-box>
        </draw:frame>
        <draw:frame draw:name="title" draw:style-name="gr4" draw:text-style-name="P4" draw:layer="printed_elements" svg:width="9cm" svg:height="0.725cm" svg:x="50cm" svg:y="37.748cm">
          <draw:text-box>
            <text:p><text:span text:style-name="T3">title</text:span></text:p>
          </draw:text-box>
        </draw:frame>
        <draw:frame draw:name="comment2" draw:style-name="gr4" draw:text-style-name="P3" draw:layer="printed_elements" svg:width="9.198cm" svg:height="0.645cm" svg:x="49.802cm" svg:y="39.301cm">
          <draw:text-box>
            <text:p><text:span text:style-name="T2">comment2</text:span></text:p>
          </draw:text-box>
        </draw:frame>
        <draw:frame draw:name="scale" draw:style-name="gr10" draw:text-style-name="P2" draw:layer="printed_elements" svg:width="3.6cm" svg:height="0.526cm" svg:x="51cm" svg:y="37cm">
          <draw:text-box>
            <text:p><text:span text:style-name="T1">scale</text:span></text:p>
          </draw:text-box>
        </draw:frame>
        <draw:frame draw:name="date" draw:style-name="gr10" draw:text-style-name="P2" draw:layer="printed_elements" svg:width="3.574cm" svg:height="0.526cm" svg:x="55.426cm" svg:y="37cm">
          <draw:text-box>
            <text:p><text:span text:style-name="T1">date</text:span></text:p>
          </draw:text-box>
        </draw:frame>
        <draw:frame draw:style-name="gr7" draw:text-style-name="P1" draw:layer="layout" svg:width="5.64cm" svg:height="1.58cm" svg:x="77.139cm" svg:y="52.499cm">
          <draw:image xlink:href="Pictures/1000000000000296000000C864FA15D2.png" xlink:type="simple" xlink:show="embed" xlink:actuate="onLoad">
            <text:p/>
          </draw:image>
        </draw:frame>
        <draw:custom-shape draw:name="northarrow" draw:style-name="gr11" draw:text-style-name="P1" draw:layer="printed_elements" svg:width="2cm" svg:height="2cm" svg:x="49.9cm" svg:y="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01T15:28:42.43</meta:creation-date>
    <dc:date>2013-07-29T10:53:40</dc:date>
    <meta:editing-duration>PT2H42M19S</meta:editing-duration>
    <meta:editing-cycles>20</meta:editing-cycles>
    <meta:generator>LibreOffice/3.5$Linux_X86_64 LibreOffice_project/350m1$Build-2</meta:generator>
    <dc:creator>Konstantin Dimow</dc:creator>
    <meta:document-statistic meta:object-count="30"/>
  </office:meta>
</office:document-meta>
</file>